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5.3811in"/>
    </style:style>
    <style:style style:name="co5" style:family="table-column">
      <style:table-column-properties fo:break-before="auto" style:column-width="1.0693in"/>
    </style:style>
    <style:style style:name="ro1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9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ce10" style:family="table-cell" style:parent-style-name="Default" style:data-style-name="N104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11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12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13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font-size="12pt" style:font-size-asian="12pt" style:font-size-complex="12pt"/>
    </style:style>
    <style:style style:name="ce14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ackground-color="#999999"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style:glyph-orientation-vertical="0" fo:background-color="#9999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5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4" office:value-type="string" calcext:value-type="string">
            <text:p>Part Number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Extended Price</text:p>
          </table:table-cell>
          <table:table-cell table:style-name="ce4" office:value-type="string" calcext:value-type="string">
            <text:p>UR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C1,C3,C9,C10,C11,C14,C15,C16,C18,C19,C21,C22,C23,C26,C27,C28,C32,C34,C36,C37,C38,C40,C43,C46,C48,C49,C53,C54,C56,C57,C58,C60,C61,C62,C66,C67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5" office:value-type="string" calcext:value-type="string">
            <text:p>CL10B104KB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2]*[.H2]" office:value-type="currency" office:currency="USD" office:value="3.6" calcext:value-type="currency">
            <text:p>$3.60</text:p>
          </table:table-cell>
          <table:table-cell table:style-name="ce6" office:value-type="string" calcext:value-type="string">
            <text:p>https://www.digikey.com/en/products/detail/samsung-electro-mechanics/CL10B104KB8NNNC/3886658?s=N4IgTCBcDaIMIBkCMAGAQqgLAaTQDgDki4QBdAXyA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201_0603Metric</text:p>
          </table:table-cell>
          <table:table-cell table:number-columns-repeated="2"/>
          <table:table-cell table:style-name="ce12" table:formula="of:=[.B3]*[.H3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C4,C5,C6,C44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5" office:value-type="string" calcext:value-type="string">
            <text:p>CL10B103KB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4]*[.H4]" office:value-type="currency" office:currency="USD" office:value="0.4" calcext:value-type="currency">
            <text:p>$0.40</text:p>
          </table:table-cell>
          <table:table-cell table:style-name="ce5" office:value-type="string" calcext:value-type="string">
            <text:p>https://www.digikey.com/en/products/detail/samsung-electro-mechanics/CL10B103KB8NNNC/388666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1812_4532Metric</text:p>
          </table:table-cell>
          <table:table-cell table:style-name="ce5" office:value-type="string" calcext:value-type="string">
            <text:p>CGA8P3X7T2E105K250KA</text:p>
          </table:table-cell>
          <table:table-cell table:style-name="ce10" office:value-type="currency" office:currency="USD" office:value="1.1" calcext:value-type="currency">
            <text:p>$1.10</text:p>
          </table:table-cell>
          <table:table-cell table:style-name="ce12" table:formula="of:=[.B5]*[.H5]" office:value-type="currency" office:currency="USD" office:value="2.2" calcext:value-type="currency">
            <text:p>$2.20</text:p>
          </table:table-cell>
          <table:table-cell table:style-name="ce5" office:value-type="string" calcext:value-type="string">
            <text:p>https://www.digikey.com/en/products/detail/tdk-corporation/CGA8P3X7T2E105K250KA/278135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22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6" office:value-type="string" calcext:value-type="string">
            <text:p>CL10C220JB81PNC</text:p>
          </table:table-cell>
          <table:table-cell table:style-name="ce11" office:value-type="currency" office:currency="USD" office:value="0.31" calcext:value-type="currency">
            <text:p>$0.31</text:p>
          </table:table-cell>
          <table:table-cell table:style-name="ce12" table:formula="of:=[.B6]*[.H6]" office:value-type="currency" office:currency="USD" office:value="0.31" calcext:value-type="currency">
            <text:p>$0.31</text:p>
          </table:table-cell>
          <table:table-cell table:style-name="ce6" office:value-type="string" calcext:value-type="string">
            <text:p>https://www.digikey.com/en/products/detail/samsung-electro-mechanics/CL10C220JB81PNC/388788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18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6" office:value-type="string" calcext:value-type="string">
            <text:p>C0603C183K3RAC7867</text:p>
          </table:table-cell>
          <table:table-cell table:style-name="ce11" office:value-type="currency" office:currency="USD" office:value="0.23" calcext:value-type="currency">
            <text:p>$0.23</text:p>
          </table:table-cell>
          <table:table-cell table:style-name="ce12" table:formula="of:=[.B7]*[.H7]" office:value-type="currency" office:currency="USD" office:value="0.23" calcext:value-type="currency">
            <text:p>$0.23</text:p>
          </table:table-cell>
          <table:table-cell table:style-name="ce6" office:value-type="string" calcext:value-type="string">
            <text:p>https://www.digikey.com/en/products/detail/kemet/C0603C183K3RAC7867/738676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17,C25,C59</text:p>
          </table:table-cell>
          <table:table-cell table:style-name="ce2" office:value-type="string" calcext:value-type="string">
            <text:p>1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6" office:value-type="string" calcext:value-type="string">
            <text:p>CL10C102JB8NNNC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8]*[.H8]" office:value-type="currency" office:currency="USD" office:value="0.3" calcext:value-type="currency">
            <text:p>$0.30</text:p>
          </table:table-cell>
          <table:table-cell table:style-name="ce6" office:value-type="string" calcext:value-type="string">
            <text:p>https://www.digikey.com/en/products/detail/samsung-electro-mechanics/CL10C102JB8NNNC/388674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C20,C24,C33,C35,C39,C41,C42,C45,C47,C51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805_2012Metric_Pad1.18x1.45mm_HandSolder</text:p>
          </table:table-cell>
          <table:table-cell table:style-name="ce6" office:value-type="string" calcext:value-type="string">
            <text:p>CL21B106KOQNNNE</text:p>
          </table:table-cell>
          <table:table-cell table:style-name="ce11" office:value-type="currency" office:currency="USD" office:value="0.09" calcext:value-type="currency">
            <text:p>$0.09</text:p>
          </table:table-cell>
          <table:table-cell table:style-name="ce12" table:formula="of:=[.B9]*[.H9]" office:value-type="currency" office:currency="USD" office:value="0.9" calcext:value-type="currency">
            <text:p>$0.90</text:p>
          </table:table-cell>
          <table:table-cell table:style-name="ce6" office:value-type="string" calcext:value-type="string">
            <text:p>https://www.digikey.com/en/products/detail/samsung-electro-mechanics/CL21B106KOQNNNE/388853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1"/>
          <table:table-cell table:style-name="ce12"/>
          <table:table-cell table:style-name="ce12" table:formula="of:=[.B10]*[.H10]" office:value-type="currency" office:currency="USD" office:value="0" calcext:value-type="currency">
            <text:p>$0.00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30,C31</text:p>
          </table:table-cell>
          <table:table-cell table:style-name="ce2" office:value-type="string" calcext:value-type="string">
            <text:p>100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1" office:value-type="string" calcext:value-type="string">
            <text:p>CL10C101JB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11]*[.H11]" office:value-type="currency" office:currency="USD" office:value="0.2" calcext:value-type="currency">
            <text:p>$0.20</text:p>
          </table:table-cell>
          <table:table-cell table:style-name="ce1" office:value-type="string" calcext:value-type="string">
            <text:p>https://www.digikey.com/en/products/detail/samsung-electro-mechanics/CL10C101JB8NNNC/388666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50,C52,C55</text:p>
          </table:table-cell>
          <table:table-cell table:style-name="ce2" office:value-type="string" calcext:value-type="string">
            <text:p>27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1" office:value-type="string" calcext:value-type="string">
            <text:p>CL10C270JB81P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12]*[.H12]" office:value-type="currency" office:currency="USD" office:value="0.3" calcext:value-type="currency">
            <text:p>$0.30</text:p>
          </table:table-cell>
          <table:table-cell table:style-name="ce1" office:value-type="string" calcext:value-type="string">
            <text:p>https://www.digikey.com/en/products/detail/samsung-electro-mechanics/CL10C270JB81PNC/3887905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47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1" office:value-type="string" calcext:value-type="string">
            <text:p>CL10C470JB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13]*[.H13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samsung-electro-mechanics/CL10C470JB8NNNC/388669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5" office:value-type="string" calcext:value-type="string">
            <text:p>CL10B104KB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14]*[.H14]" office:value-type="currency" office:currency="USD" office:value="0.1" calcext:value-type="currency">
            <text:p>$0.10</text:p>
          </table:table-cell>
          <table:table-cell table:style-name="ce6" office:value-type="string" calcext:value-type="string">
            <text:p>https://www.digikey.com/en/products/detail/samsung-electro-mechanics/CL10B104KB8NNNC/3886658?s=N4IgTCBcDaIMIBkCMAGAQqgLAaTQDgDki4QBdAXyA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65,C68,C69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1" office:value-type="string" calcext:value-type="string">
            <text:p>CL10B105KA8NNNC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15]*[.H15]" office:value-type="currency" office:currency="USD" office:value="0.3" calcext:value-type="currency">
            <text:p>$0.30</text:p>
          </table:table-cell>
          <table:table-cell table:style-name="ce1" office:value-type="string" calcext:value-type="string">
            <text:p>https://www.digikey.com/en/products/detail/samsung-electro-mechanics/CL10B105KA8NNNC/388684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1,D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ode_SMD:D_SOD-123F</text:p>
          </table:table-cell>
          <table:table-cell table:style-name="ce1" office:value-type="string" calcext:value-type="string">
            <text:p>PMEG4030AEXE-QX</text:p>
          </table:table-cell>
          <table:table-cell table:style-name="ce12" office:value-type="currency" office:currency="USD" office:value="0.27" calcext:value-type="currency">
            <text:p>$0.27</text:p>
          </table:table-cell>
          <table:table-cell table:style-name="ce12" table:formula="of:=[.B16]*[.H16]" office:value-type="currency" office:currency="USD" office:value="0.54" calcext:value-type="currency">
            <text:p>$0.54</text:p>
          </table:table-cell>
          <table:table-cell table:style-name="ce1" office:value-type="string" calcext:value-type="string">
            <text:p>https://www.digikey.com/en/products/detail/nexperia-usa-inc/PMEG4030AEXE-QX/255778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D3,D4,D5</text:p>
          </table:table-cell>
          <table:table-cell table:style-name="ce2" office:value-type="string" calcext:value-type="string">
            <text:p>BAV99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5" office:value-type="string" calcext:value-type="string">
            <text:p>BAV99,215</text:p>
          </table:table-cell>
          <table:table-cell table:style-name="ce10" office:value-type="currency" office:currency="USD" office:value="0.15" calcext:value-type="currency">
            <text:p>$0.15</text:p>
          </table:table-cell>
          <table:table-cell table:style-name="ce12" table:formula="of:=[.B17]*[.H17]" office:value-type="currency" office:currency="USD" office:value="0.45" calcext:value-type="currency">
            <text:p>$0.45</text:p>
          </table:table-cell>
          <table:table-cell table:style-name="ce5" office:value-type="string" calcext:value-type="string">
            <text:p>https://www.digikey.com/en/products/detail/nexperia-usa-inc/BAV99-215/763228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1206_3216Metric_Pad1.42x1.75mm_HandSolder</text:p>
          </table:table-cell>
          <table:table-cell table:style-name="ce5" office:value-type="string" calcext:value-type="string">
            <text:p>LTST-C150AKT</text:p>
          </table:table-cell>
          <table:table-cell table:style-name="ce10" office:value-type="currency" office:currency="USD" office:value="0.34" calcext:value-type="currency">
            <text:p>$0.34</text:p>
          </table:table-cell>
          <table:table-cell table:style-name="ce12" table:formula="of:=[.B18]*[.H18]" office:value-type="currency" office:currency="USD" office:value="0.34" calcext:value-type="currency">
            <text:p>$0.34</text:p>
          </table:table-cell>
          <table:table-cell table:style-name="ce1" office:value-type="string" calcext:value-type="string">
            <text:p>https://www.digikey.com/en/products/detail/liteon/LTST-C150AKT/2692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FB1,FB2,FB3,FB4,FB5,FB6,FB7,FB8,FB9,FB10,FB11,FB12,FB13,FB14,FB15,FB16,FB17</text:p>
          </table:table-cell>
          <table:table-cell table:style-name="ce2" office:value-type="string" calcext:value-type="string">
            <text:p>FerriteBead</text:p>
          </table:table-cell>
          <table:table-cell table:style-name="ce2" office:value-type="string" calcext:value-type="string">
            <text:p>Inductor_SMD:L_0603_1608Metric</text:p>
          </table:table-cell>
          <table:table-cell table:style-name="ce1" office:value-type="float" office:value="742792651" calcext:value-type="float">
            <text:p>742792651</text:p>
          </table:table-cell>
          <table:table-cell table:style-name="ce12" office:value-type="currency" office:currency="USD" office:value="0.18" calcext:value-type="currency">
            <text:p>$0.18</text:p>
          </table:table-cell>
          <table:table-cell table:style-name="ce12" table:formula="of:=[.B19]*[.H19]" office:value-type="currency" office:currency="USD" office:value="3.06" calcext:value-type="currency">
            <text:p>$3.06</text:p>
          </table:table-cell>
          <table:table-cell table:style-name="ce30" office:value-type="string" calcext:value-type="string">
            <text:p>https://www.digikey.com/en/products/detail/w%C3%BCrth-elektronik/742792651/1638997?s=N4IgTCBcDaIOwGYwFoCMBWAnA5A2ZAcgCIgC6AvkA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style-name="ce1" office:value-type="string" calcext:value-type="string">
            <text:p>MH1608-601Y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/>
          <table:table-cell table:style-name="ce5" office:value-type="string" calcext:value-type="string">
            <text:p>https://www.digikey.com/en/products/detail/bourns-inc/MH1608-601Y/3437748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Conn_01x02</text:p>
          </table:table-cell>
          <table:table-cell table:style-name="ce2" office:value-type="string" calcext:value-type="string">
            <text:p>Connector_JST:JST_PH_B2B-PH-K_1x02_P2.00mm_Vertical</text:p>
          </table:table-cell>
          <table:table-cell office:value-type="string" calcext:value-type="string">
            <text:p>B2B-PH-K-S</text:p>
          </table:table-cell>
          <table:table-cell office:value-type="float" office:value="0.12" calcext:value-type="float">
            <text:p>0.12</text:p>
          </table:table-cell>
          <table:table-cell table:style-name="ce12" table:formula="of:=[.B21]*[.H21]" office:value-type="currency" office:currency="USD" office:value="0.12" calcext:value-type="currency">
            <text:p>$0.12</text:p>
          </table:table-cell>
          <table:table-cell office:value-type="string" calcext:value-type="string">
            <text:p>https://www.digikey.com/en/products/detail/jst-sales-america-inc/B2B-PH-K-S/92661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onn_01x11</text:p>
          </table:table-cell>
          <table:table-cell table:style-name="ce2" office:value-type="string" calcext:value-type="string">
            <text:p>Connector_PinHeader_2.54mm:PinHeader_1x11_P2.54mm_Vertical</text:p>
          </table:table-cell>
          <table:table-cell table:number-columns-repeated="2"/>
          <table:table-cell table:style-name="ce12" table:formula="of:=[.B22]*[.H22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Conn_02x07_Odd_Even</text:p>
          </table:table-cell>
          <table:table-cell table:style-name="ce2" office:value-type="string" calcext:value-type="string">
            <text:p>Connector_PinHeader_2.54mm:PinHeader_2x07_P2.54mm_Vertical</text:p>
          </table:table-cell>
          <table:table-cell table:number-columns-repeated="2"/>
          <table:table-cell table:style-name="ce12" table:formula="of:=[.B23]*[.H23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Conn_Coaxial</text:p>
          </table:table-cell>
          <table:table-cell table:style-name="ce2" office:value-type="string" calcext:value-type="string">
            <text:p>pd_footprints:RF2-04A-T-00-50-G</text:p>
          </table:table-cell>
          <table:table-cell table:style-name="ce6" office:value-type="string" calcext:value-type="string">
            <text:p>RF2-04A-T-00-50-G</text:p>
          </table:table-cell>
          <table:table-cell table:style-name="ce11" office:value-type="currency" office:currency="USD" office:value="2.2" calcext:value-type="currency">
            <text:p>$2.20</text:p>
          </table:table-cell>
          <table:table-cell table:style-name="ce12" table:formula="of:=[.B24]*[.H24]" office:value-type="currency" office:currency="USD" office:value="2.2" calcext:value-type="currency">
            <text:p>$2.20</text:p>
          </table:table-cell>
          <table:table-cell table:style-name="ce6" office:value-type="string" calcext:value-type="string">
            <text:p>https://www.digikey.com/en/products/detail/adam-tech/RF2-04A-T-00-50-G/9830588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Conn_01x04</text:p>
          </table:table-cell>
          <table:table-cell table:style-name="ce2" office:value-type="string" calcext:value-type="string">
            <text:p>Connector_PinHeader_2.54mm:PinHeader_1x04_P2.54mm_Vertical</text:p>
          </table:table-cell>
          <table:table-cell table:number-columns-repeated="2"/>
          <table:table-cell table:style-name="ce12" table:formula="of:=[.B25]*[.H25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n_01x03</text:p>
          </table:table-cell>
          <table:table-cell table:style-name="ce2" office:value-type="string" calcext:value-type="string">
            <text:p>Connector_PinSocket_2.54mm:PinSocket_1x03_P2.54mm_Vertical</text:p>
          </table:table-cell>
          <table:table-cell table:number-columns-repeated="2"/>
          <table:table-cell table:style-name="ce12" table:formula="of:=[.B26]*[.H26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RFShield_TwoPieces</text:p>
          </table:table-cell>
          <table:table-cell table:style-name="ce2" office:value-type="string" calcext:value-type="string">
            <text:p>pd_footprints:Shield_MS384-10F</text:p>
          </table:table-cell>
          <table:table-cell table:style-name="ce1" office:value-type="string" calcext:value-type="string">
            <text:p>MS384-10F</text:p>
          </table:table-cell>
          <table:table-cell table:style-name="ce12" office:value-type="currency" office:currency="USD" office:value="2.09" calcext:value-type="currency">
            <text:p>$2.09</text:p>
          </table:table-cell>
          <table:table-cell table:style-name="ce12" table:formula="of:=[.B27]*[.H27]" office:value-type="currency" office:currency="USD" office:value="2.09" calcext:value-type="currency">
            <text:p>$2.09</text:p>
          </table:table-cell>
          <table:table-cell table:style-name="ce1" office:value-type="string" calcext:value-type="string">
            <text:p>https://www.digikey.com/en/products/detail/masach-tech-ltd/MS384-10F/1208453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USB_C_Receptacle</text:p>
          </table:table-cell>
          <table:table-cell table:style-name="ce2" office:value-type="string" calcext:value-type="string">
            <text:p>Connector_USB:USB_C_Receptacle_Amphenol_12401548E4-2A_CircularHoles</text:p>
          </table:table-cell>
          <table:table-cell table:style-name="ce5" office:value-type="float" office:value="2171830001" calcext:value-type="float">
            <text:p>2171830001</text:p>
          </table:table-cell>
          <table:table-cell table:style-name="ce10" office:value-type="currency" office:currency="USD" office:value="1.24" calcext:value-type="currency">
            <text:p>$1.24</text:p>
          </table:table-cell>
          <table:table-cell table:style-name="ce12" table:formula="of:=[.B28]*[.H28]" office:value-type="currency" office:currency="USD" office:value="1.24" calcext:value-type="currency">
            <text:p>$1.24</text:p>
          </table:table-cell>
          <table:table-cell table:style-name="ce1" office:value-type="string" calcext:value-type="string">
            <text:p>https://www.digikey.com/en/products/detail/molex/2171830001/1391375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Conn_01x08</text:p>
          </table:table-cell>
          <table:table-cell table:style-name="ce2" office:value-type="string" calcext:value-type="string">
            <text:p>Connector_JST:JST_PH_B8B-PH-K_1x08_P2.00mm_Vertical</text:p>
          </table:table-cell>
          <table:table-cell office:value-type="string" calcext:value-type="string">
            <text:p>B8B-PH-K-S</text:p>
          </table:table-cell>
          <table:table-cell office:value-type="float" office:value="0.36" calcext:value-type="float">
            <text:p>0.36</text:p>
          </table:table-cell>
          <table:table-cell table:style-name="ce12" table:formula="of:=[.B29]*[.H29]" office:value-type="currency" office:currency="USD" office:value="0.36" calcext:value-type="currency">
            <text:p>$0.36</text:p>
          </table:table-cell>
          <table:table-cell office:value-type="string" calcext:value-type="string">
            <text:p>https://www.digikey.com/en/products/detail/jst-sales-america-inc/B8B-PH-K-S/926617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JP3,JP4,JP5</text:p>
          </table:table-cell>
          <table:table-cell table:style-name="ce2" office:value-type="string" calcext:value-type="string">
            <text:p>Jumper_3_Open</text:p>
          </table:table-cell>
          <table:table-cell table:style-name="ce2" office:value-type="string" calcext:value-type="string">
            <text:p>Connector_PinHeader_2.54mm:PinHeader_1x03_P2.54mm_Vertical</text:p>
          </table:table-cell>
          <table:table-cell table:number-columns-repeated="2"/>
          <table:table-cell table:style-name="ce12" table:formula="of:=[.B30]*[.H30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R1,R2,R3,R5,R6,R7,R37,R38,R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 office:value-type="string" calcext:value-type="string">
            <text:p>CRCW06030000Z0EC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table:formula="of:=[.B31]*[.H31]" office:value-type="currency" office:currency="USD" office:value="0.9" calcext:value-type="currency">
            <text:p>$0.90</text:p>
          </table:table-cell>
          <table:table-cell table:style-name="ce1" office:value-type="string" calcext:value-type="string">
            <text:p>https://www.digikey.com/en/products/detail/vishay-dale/CRCW06030000Z0EC/50706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5" office:value-type="string" calcext:value-type="string">
            <text:p>CRG0603F2K0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2" table:formula="of:=[.B32]*[.H32]" office:value-type="currency" office:currency="USD" office:value="0.1" calcext:value-type="currency">
            <text:p>$0.10</text:p>
          </table:table-cell>
          <table:table-cell table:style-name="ce5" office:value-type="string" calcext:value-type="string">
            <text:p><text:a xlink:href="https://www.digikey.com/en/products/detail/te-connectivity-passive-product/CRG0603F2K0/2380757" xlink:type="simple">https://www.digikey.com/en/products/detail/te-connectivity-passive-product/CRG0603F2K0/2380757</text:a>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CRCW060339K0FKEAC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3]*[.H33]" office:value-type="currency" office:currency="USD" office:value="0.1" calcext:value-type="currency">
            <text:p>$0.10</text:p>
          </table:table-cell>
          <table:table-cell table:style-name="ce6" office:value-type="string" calcext:value-type="string">
            <text:p>https://www.digikey.com/en/products/detail/vishay-dale/CRCW060339K0FKEAC/7924024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9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ERJ-3EKF2740V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4]*[.H34]" office:value-type="currency" office:currency="USD" office:value="0.1" calcext:value-type="currency">
            <text:p>$0.10</text:p>
          </table:table-cell>
          <table:table-cell table:style-name="ce6" office:value-type="string" calcext:value-type="string">
            <text:p><text:a xlink:href="https://www.digikey.com/en/products/detail/panasonic-electronic-components/ERJ-3EKF2740V/196254" xlink:type="simple">https://www.digikey.com/en/products/detail/panasonic-electronic-components/ERJ-3EKF2740V/196254</text:a>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R10,R13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/>
          <table:table-cell table:style-name="ce12"/>
          <table:table-cell table:style-name="ce12" table:formula="of:=[.B35]*[.H35]" office:value-type="currency" office:currency="USD" office:value="0" calcext:value-type="currency">
            <text:p>$0.00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11,R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ERJ-3EKF1000V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6]*[.H36]" office:value-type="currency" office:currency="USD" office:value="0.2" calcext:value-type="currency">
            <text:p>$0.20</text:p>
          </table:table-cell>
          <table:table-cell table:style-name="ce6" office:value-type="string" calcext:value-type="string">
            <text:p><text:a xlink:href="https://www.digikey.com/en/products/detail/panasonic-electronic-components/ERJ-3EKF1000V/196074" xlink:type="simple">https://www.digikey.com/en/products/detail/panasonic-electronic-components/ERJ-3EKF1000V/196074</text:a>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14,R15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ERJ-3EKF2370V 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7]*[.H37]" office:value-type="currency" office:currency="USD" office:value="0.2" calcext:value-type="currency">
            <text:p>$0.20</text:p>
          </table:table-cell>
          <table:table-cell table:style-name="ce6" office:value-type="string" calcext:value-type="string">
            <text:p><text:a xlink:href="https://www.digikey.com/en/products/detail/panasonic-electronic-components/ERJ-3EKF2370V/196231" xlink:type="simple">https://www.digikey.com/en/products/detail/panasonic-electronic-components/ERJ-3EKF2370V/196231</text:a>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R16,R17,R20,R21,R22,R23,R24,R25,R26,R27,R28,R29,R30,R31,R32,R33,R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 office:value-type="string" calcext:value-type="string">
            <text:p>MCT06030C3309FP500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8]*[.H38]" office:value-type="currency" office:currency="USD" office:value="1.7" calcext:value-type="currency">
            <text:p>$1.70</text:p>
          </table:table-cell>
          <table:table-cell table:style-name="ce1" office:value-type="string" calcext:value-type="string">
            <text:p>https://www.digikey.com/en/products/detail/vishay-beyschlag-draloric-bc-components/MCT06030C3309FP500/2607849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 office:value-type="string" calcext:value-type="string">
            <text:p>MCT06030C1001FP500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2" table:formula="of:=[.B39]*[.H39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beyschlag-draloric-bc-components/MCT06030C1001FP500/260782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19</text:p>
          </table:table-cell>
          <table:table-cell table:style-name="ce2" office:value-type="float" office:value="49.9" calcext:value-type="float">
            <text:p>49.9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7" office:value-type="string" calcext:value-type="string">
            <text:p>CRCW060349R9FKEA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2" table:formula="of:=[.B40]*[.H40]" office:value-type="currency" office:currency="USD" office:value="0.1" calcext:value-type="currency">
            <text:p>$0.10</text:p>
          </table:table-cell>
          <table:table-cell table:style-name="ce7" office:value-type="string" calcext:value-type="string">
            <text:p>https://www.digikey.com/en/products/detail/vishay-dale/CRCW060349R9FKEA/1174519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5.1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8" office:value-type="string" calcext:value-type="string">
            <text:p>CRCW06035K10FKEA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2" table:formula="of:=[.B41]*[.H41]" office:value-type="currency" office:currency="USD" office:value="0.1" calcext:value-type="currency">
            <text:p>$0.10</text:p>
          </table:table-cell>
          <table:table-cell table:style-name="ce15" office:value-type="string" calcext:value-type="string">
            <text:p>https://www.digikey.com/en/products/detail/vishay-dale/CRCW06035K10FKEA/1174748?s=N4IgjCBcoMxaBjKAzAhgGwM4FMA0IB7KAbXDBggF18AHAFyhAGU6AnASwDsBzEAX3xgA7ABZ4IJJDRY8hEiBFhhIgEwhqIeoxYce-fEIAMQ8ZOk58RSKQoqwhgKzraDSMzZdeA8CoCcEaAkUDAs5axAYXxURJw0tNx1PfRAVQwAOJ0CzENkrUgcAOjAAAgBrAHkACwBbTGdNVxAAVU52OnLkAFlsVEwAV1ZsZIBaMSzgmUt5JTTZtPVvYYDECdC8kAdFBfxhtXHINj7c%2BV8Fvj4gA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R35,R39,R42,R43,R4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8" office:value-type="string" calcext:value-type="string">
            <text:p>CRCW060310K0FKEA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2" table:formula="of:=[.B42]*[.H42]" office:value-type="currency" office:currency="USD" office:value="0.5" calcext:value-type="currency">
            <text:p>$0.50</text:p>
          </table:table-cell>
          <table:table-cell table:style-name="ce15" office:value-type="string" calcext:value-type="string">
            <text:p>https://www.digikey.com/en/products/detail/vishay-dale/CRCW060310K0FKEA/117478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 office:value-type="string" calcext:value-type="string">
            <text:p>CRCW060312K0FKEA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2" table:formula="of:=[.B43]*[.H43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12K0FKEA/1174790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1" office:value-type="string" calcext:value-type="string">
            <text:p>CRCW06034K70FKEA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2" table:formula="of:=[.B44]*[.H44]" office:value-type="currency" office:currency="USD" office:value="0.1" calcext:value-type="currency">
            <text:p>$0.10</text:p>
          </table:table-cell>
          <table:table-cell table:style-name="ce1" office:value-type="string" calcext:value-type="string">
            <text:p>https://www.digikey.com/en/products/detail/vishay-dale/CRCW06034K70FKEA/1174744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4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8" office:value-type="string" calcext:value-type="string">
            <text:p>CRCW0603120RFKEA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2" table:formula="of:=[.B45]*[.H45]" office:value-type="currency" office:currency="USD" office:value="0.1" calcext:value-type="currency">
            <text:p>$0.10</text:p>
          </table:table-cell>
          <table:table-cell table:style-name="ce15" office:value-type="string" calcext:value-type="string">
            <text:p>https://www.digikey.com/en/products/detail/vishay-dale/CRCW0603120RFKEA/1174562?s=N4IgjCBcoMxaBjKAzAhgGwM4FMA0IB7KAbXDBggF18AHAFyhAGU6AnASwDsBzEAX3xgA7ABZ4IJJDRY8hEiBFhhIgEwhqIeoxYce-fEIAMQ8ZOk58RSKQoqwhgKzraDSMzZdeA8CoCcEaAkUDAs5axAYXxURJw0tNx1PfRAVQwAOJ0CzENkrUjBUgAIAeQALAFtMZ01XEABVTnY6YuQAWWxUTABXVmxkgFoxLOCZS3klNMm09W9%2BgMQR0LyQB0UZ-H61Ycg2Ltz5X3WQfsPt3f3wqj5roA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R_Potentiometer_US</text:p>
          </table:table-cell>
          <table:table-cell table:style-name="ce2" office:value-type="string" calcext:value-type="string">
            <text:p>pd_footprints:Potentiometer_Bourns_3362U_Vertical</text:p>
          </table:table-cell>
          <table:table-cell table:style-name="ce1" office:value-type="string" calcext:value-type="string">
            <text:p>3362U-1-103LF</text:p>
          </table:table-cell>
          <table:table-cell table:style-name="ce12" office:value-type="currency" office:currency="USD" office:value="1.55" calcext:value-type="currency">
            <text:p>$1.55</text:p>
          </table:table-cell>
          <table:table-cell table:style-name="ce12" table:formula="of:=[.B46]*[.H46]" office:value-type="currency" office:currency="USD" office:value="1.55" calcext:value-type="currency">
            <text:p>$1.55</text:p>
          </table:table-cell>
          <table:table-cell table:style-name="ce1" office:value-type="string" calcext:value-type="string">
            <text:p>https://www.digikey.com/en/products/detail/bourns-inc/3362U-1-103LF/1088437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Alchitry_Au</text:p>
          </table:table-cell>
          <table:table-cell table:style-name="ce2" office:value-type="string" calcext:value-type="string">
            <text:p>pd_footprints:Alchitry_Au</text:p>
          </table:table-cell>
          <table:table-cell table:style-name="ce1" office:value-type="string" calcext:value-type="string">
            <text:p>PRT-16890</text:p>
          </table:table-cell>
          <table:table-cell table:style-name="ce12" office:value-type="currency" office:currency="USD" office:value="1.6" calcext:value-type="currency">
            <text:p>$1.60</text:p>
          </table:table-cell>
          <table:table-cell table:style-name="ce12" table:formula="of:=[.B47]*[.H47]" office:value-type="currency" office:currency="USD" office:value="1.6" calcext:value-type="currency">
            <text:p>$1.60</text:p>
          </table:table-cell>
          <table:table-cell table:style-name="ce32" office:value-type="string" calcext:value-type="string">
            <text:p>https://www.digikey.com/en/products/detail/sparkfun-electronics/PRT-16890/12714997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style-name="ce1"/>
          <table:table-cell table:style-name="ce12" table:number-columns-repeated="2"/>
          <table:table-cell table:style-name="ce1" office:value-type="string" calcext:value-type="string">
            <text:p>https://www.mouser.com/ProductDetail/SparkFun/PRT-16890?qs=W%2FMpXkg%252BdQ4TqQaMVApRFA%3D%3D&amp;srsltid=AfmBOorygE18PeIsw6hStFuQM-dUrHXWwV-SxkMYZqoXDoCtWTpO3DL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D1813</text:p>
          </table:table-cell>
          <table:table-cell table:style-name="ce2" office:value-type="string" calcext:value-type="string">
            <text:p>Package_DFN_QFN:QFN-16-1EP_4x4mm_P0.65mm_EP2.5x2.5mm</text:p>
          </table:table-cell>
          <table:table-cell table:style-name="ce5" office:value-type="string" calcext:value-type="string">
            <text:p>MD1813K6-G</text:p>
          </table:table-cell>
          <table:table-cell table:style-name="ce10" office:value-type="currency" office:currency="USD" office:value="3.69" calcext:value-type="currency">
            <text:p>$3.69</text:p>
          </table:table-cell>
          <table:table-cell table:style-name="ce12" table:formula="of:=[.B49]*[.H49]" office:value-type="currency" office:currency="USD" office:value="3.69" calcext:value-type="currency">
            <text:p>$3.69</text:p>
          </table:table-cell>
          <table:table-cell table:style-name="ce5" office:value-type="string" calcext:value-type="string">
            <text:p>https://www.digikey.com/en/products/detail/microchip-technology/MD1813K6-G/490288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TC2320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5" office:value-type="string" calcext:value-type="string">
            <text:p>TC2320TG-G</text:p>
          </table:table-cell>
          <table:table-cell table:style-name="ce10" office:value-type="currency" office:currency="USD" office:value="1.93" calcext:value-type="currency">
            <text:p>$1.93</text:p>
          </table:table-cell>
          <table:table-cell table:style-name="ce12" table:formula="of:=[.B50]*[.H50]" office:value-type="currency" office:currency="USD" office:value="1.93" calcext:value-type="currency">
            <text:p>$1.93</text:p>
          </table:table-cell>
          <table:table-cell table:style-name="ce5" office:value-type="string" calcext:value-type="string">
            <text:p>https://www.digikey.com/en/products/detail/microchip-technology/TC2320TG-G/4902917?s=N4IgTCBcDaIC4GMwGYwAYQF0C%2BQ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TC6320</text:p>
          </table:table-cell>
          <table:table-cell table:style-name="ce2" office:value-type="string" calcext:value-type="string">
            <text:p>pd_footprints:SOIC-8_3.9x4.9mm_P1.27mm</text:p>
          </table:table-cell>
          <table:table-cell table:style-name="ce5" office:value-type="string" calcext:value-type="string">
            <text:p>TC6320TG-G</text:p>
          </table:table-cell>
          <table:table-cell table:style-name="ce10" office:value-type="currency" office:currency="USD" office:value="1.81" calcext:value-type="currency">
            <text:p>$1.81</text:p>
          </table:table-cell>
          <table:table-cell table:style-name="ce12" table:formula="of:=[.B51]*[.H51]" office:value-type="currency" office:currency="USD" office:value="1.81" calcext:value-type="currency">
            <text:p>$1.81</text:p>
          </table:table-cell>
          <table:table-cell table:style-name="Default" office:value-type="string" calcext:value-type="string">
            <text:p>https://www.digikey.com/en/products/detail/microchip-technology/TC6320TG-G/4902920?s=N4IgTCBcDaICoGEBsBmMAGOBxAtFkAugL5A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style-name="ce5"/>
          <table:table-cell table:style-name="ce10"/>
          <table:table-cell table:style-name="ce12"/>
          <table:table-cell table:style-name="ce30" office:value-type="string" calcext:value-type="string">
            <text:p>https://www.mouser.com/ProductDetail/Microchip-Technology/TC6320TG-G?qs=%252BgoAgGjL%252Bh4K5qliaxT5nQ%3D%3D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AP2127-1.5</text:p>
          </table:table-cell>
          <table:table-cell table:style-name="ce2" office:value-type="string" calcext:value-type="string">
            <text:p>Package_TO_SOT_SMD:SOT-23-5</text:p>
          </table:table-cell>
          <table:table-cell table:style-name="ce1" office:value-type="string" calcext:value-type="string">
            <text:p>AP2127K-1.5TRG1</text:p>
          </table:table-cell>
          <table:table-cell table:style-name="ce12" office:value-type="currency" office:currency="USD" office:value="0.37" calcext:value-type="currency">
            <text:p>$0.37</text:p>
          </table:table-cell>
          <table:table-cell table:style-name="ce12" table:formula="of:=[.B53]*[.H53]" office:value-type="currency" office:currency="USD" office:value="0.37" calcext:value-type="currency">
            <text:p>$0.37</text:p>
          </table:table-cell>
          <table:table-cell table:style-name="ce1" office:value-type="string" calcext:value-type="string">
            <text:p>https://www.digikey.com/en/products/detail/diodes-incorporated/AP2127K-1-5TRG1/4470783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MD0100</text:p>
          </table:table-cell>
          <table:table-cell table:style-name="ce2" office:value-type="string" calcext:value-type="string">
            <text:p>pd_footprints:SOT-89-3</text:p>
          </table:table-cell>
          <table:table-cell table:style-name="ce1" office:value-type="string" calcext:value-type="string">
            <text:p>MD0100N8-G</text:p>
          </table:table-cell>
          <table:table-cell table:style-name="ce11" office:value-type="currency" office:currency="USD" office:value="1.57" calcext:value-type="currency">
            <text:p>$1.57</text:p>
          </table:table-cell>
          <table:table-cell table:style-name="ce12" table:formula="of:=[.B54]*[.H54]" office:value-type="currency" office:currency="USD" office:value="1.57" calcext:value-type="currency">
            <text:p>$1.57</text:p>
          </table:table-cell>
          <table:table-cell table:style-name="ce6" office:value-type="string" calcext:value-type="string">
            <text:p>https://www.digikey.com/en/products/detail/microchip-technology/MD0100N8-G/490287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D8331</text:p>
          </table:table-cell>
          <table:table-cell table:style-name="ce2" office:value-type="string" calcext:value-type="string">
            <text:p>pd_footprints:QSOP-20_3.9x8.7mm_P0.635mm</text:p>
          </table:table-cell>
          <table:table-cell table:style-name="ce1" office:value-type="string" calcext:value-type="string">
            <text:p>AD8331ARQZ</text:p>
          </table:table-cell>
          <table:table-cell table:style-name="ce11" office:value-type="currency" office:currency="USD" office:value="15.05" calcext:value-type="currency">
            <text:p>$15.05</text:p>
          </table:table-cell>
          <table:table-cell table:style-name="ce12" table:formula="of:=[.B55]*[.H55]" office:value-type="currency" office:currency="USD" office:value="15.05" calcext:value-type="currency">
            <text:p>$15.05</text:p>
          </table:table-cell>
          <table:table-cell table:style-name="ce33" office:value-type="string" calcext:value-type="string">
            <text:p>https://www.digikey.com/en/products/detail/analog-devices-inc/AD8331ARQZ/751157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style-name="ce1"/>
          <table:table-cell table:style-name="ce11"/>
          <table:table-cell table:style-name="ce12"/>
          <table:table-cell table:style-name="ce6" office:value-type="string" calcext:value-type="string">
            <text:p>https://www.mouser.com/ProductDetail/Analog-Devices/AD8331ARQZ-R7?qs=%2FtpEQrCGXCysgac2siIaMw%3D%3D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ADC14L040</text:p>
          </table:table-cell>
          <table:table-cell table:style-name="ce2" office:value-type="string" calcext:value-type="string">
            <text:p>Package_QFP:LQFP-32_7x7mm_P0.8mm</text:p>
          </table:table-cell>
          <table:table-cell table:style-name="ce1" office:value-type="string" calcext:value-type="string">
            <text:p>ADC14L040CIVY/NOPB</text:p>
          </table:table-cell>
          <table:table-cell table:style-name="ce12" office:value-type="currency" office:currency="USD" office:value="28.87" calcext:value-type="currency">
            <text:p>$28.87</text:p>
          </table:table-cell>
          <table:table-cell table:style-name="ce12" table:formula="of:=[.B57]*[.H57]" office:value-type="currency" office:currency="USD" office:value="28.87" calcext:value-type="currency">
            <text:p>$28.87</text:p>
          </table:table-cell>
          <table:table-cell table:style-name="ce1" office:value-type="string" calcext:value-type="string">
            <text:p>https://www.digikey.com/en/products/detail/texas-instruments/ADC14L040CIVY-NOPB/80795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FT232H</text:p>
          </table:table-cell>
          <table:table-cell table:style-name="ce2" office:value-type="string" calcext:value-type="string">
            <text:p>Package_QFP:LQFP-48_7x7mm_P0.5mm</text:p>
          </table:table-cell>
          <table:table-cell table:style-name="ce1" office:value-type="string" calcext:value-type="string">
            <text:p>FT232HL-REEL</text:p>
          </table:table-cell>
          <table:table-cell table:style-name="ce12" office:value-type="currency" office:currency="USD" office:value="4.09" calcext:value-type="currency">
            <text:p>$4.09</text:p>
          </table:table-cell>
          <table:table-cell table:style-name="ce12" table:formula="of:=[.B58]*[.H58]" office:value-type="currency" office:currency="USD" office:value="4.09" calcext:value-type="currency">
            <text:p>$4.09</text:p>
          </table:table-cell>
          <table:table-cell table:style-name="ce1" office:value-type="string" calcext:value-type="string">
            <text:p>https://www.digikey.com/en/products/detail/ftdi-future-technology-devices-international-ltd/FT232HL-REEL/2614627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TPS22958</text:p>
          </table:table-cell>
          <table:table-cell table:style-name="ce2" office:value-type="string" calcext:value-type="string">
            <text:p>Package_SO:VSSOP-8_3x3mm_P0.65mm</text:p>
          </table:table-cell>
          <table:table-cell table:style-name="ce1" office:value-type="string" calcext:value-type="string">
            <text:p>TPS22958NDGKR</text:p>
          </table:table-cell>
          <table:table-cell table:style-name="ce12" office:value-type="currency" office:currency="USD" office:value="1" calcext:value-type="currency">
            <text:p>$1.00</text:p>
          </table:table-cell>
          <table:table-cell table:style-name="ce12" table:formula="of:=[.B59]*[.H59]" office:value-type="currency" office:currency="USD" office:value="1" calcext:value-type="currency">
            <text:p>$1.00</text:p>
          </table:table-cell>
          <table:table-cell table:style-name="ce1" office:value-type="string" calcext:value-type="string">
            <text:p>https://www.digikey.com/en/products/detail/texas-instruments/TPS22958NDGKR/5250362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AC82001</text:p>
          </table:table-cell>
          <table:table-cell table:style-name="ce2" office:value-type="string" calcext:value-type="string">
            <text:p>pd_footprints:WSON-10-2.5x2.5mm_P0.5mm</text:p>
          </table:table-cell>
          <table:table-cell table:style-name="ce1" office:value-type="string" calcext:value-type="string">
            <text:p>DAC82001DRXR</text:p>
          </table:table-cell>
          <table:table-cell table:style-name="ce12" office:value-type="currency" office:currency="USD" office:value="8.95" calcext:value-type="currency">
            <text:p>$8.95</text:p>
          </table:table-cell>
          <table:table-cell table:style-name="ce12" table:formula="of:=[.B60]*[.H60]" office:value-type="currency" office:currency="USD" office:value="8.95" calcext:value-type="currency">
            <text:p>$8.95</text:p>
          </table:table-cell>
          <table:table-cell table:style-name="ce1" office:value-type="string" calcext:value-type="string">
            <text:p>https://www.digikey.com/en/products/detail/texas-instruments/DAC82001DRXR/17394927?s=N4IgTCBcDaICIEEDCAOMAGdBGEBdAvkA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AP2120-3.3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" office:value-type="string" calcext:value-type="string">
            <text:p>AP2120N-3.3TRG1</text:p>
          </table:table-cell>
          <table:table-cell table:style-name="ce12" office:value-type="currency" office:currency="USD" office:value="0.38" calcext:value-type="currency">
            <text:p>$0.38</text:p>
          </table:table-cell>
          <table:table-cell table:style-name="ce12" table:formula="of:=[.B61]*[.H61]" office:value-type="currency" office:currency="USD" office:value="0.38" calcext:value-type="currency">
            <text:p>$0.38</text:p>
          </table:table-cell>
          <table:table-cell table:style-name="ce1" office:value-type="string" calcext:value-type="string">
            <text:p>https://www.digikey.com/en/products/detail/diodes-incorporated/AP2120N-3-3TRG1/447076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MEJ2D0509SC</text:p>
          </table:table-cell>
          <table:table-cell table:style-name="ce2" office:value-type="string" calcext:value-type="string">
            <text:p>pd_footprints:Converter_DCDC_Murata_MGJ2DxxxxxxSC_THT</text:p>
          </table:table-cell>
          <table:table-cell table:style-name="ce1" office:value-type="string" calcext:value-type="string">
            <text:p>MEJ2D0509SC</text:p>
          </table:table-cell>
          <table:table-cell table:style-name="ce12" office:value-type="currency" office:currency="USD" office:value="9.31" calcext:value-type="currency">
            <text:p>$9.31</text:p>
          </table:table-cell>
          <table:table-cell table:style-name="ce12" table:formula="of:=[.B62]*[.H62]" office:value-type="currency" office:currency="USD" office:value="9.31" calcext:value-type="currency">
            <text:p>$9.31</text:p>
          </table:table-cell>
          <table:table-cell table:style-name="ce1" office:value-type="string" calcext:value-type="string">
            <text:p>https://www.digikey.com/en/products/detail/murata-power-solutions-inc/MEJ2D0509SC/3179564?s=N4IgTCBcDaILIFEBSYAiAGArOgnAZQGEQBdAXy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HC49-SD_HandSoldering</text:p>
          </table:table-cell>
          <table:table-cell table:style-name="ce1" office:value-type="string" calcext:value-type="string">
            <text:p>ABLS2-12.000MHZ-D4Y-T</text:p>
          </table:table-cell>
          <table:table-cell table:style-name="ce12" office:value-type="currency" office:currency="USD" office:value="0.29" calcext:value-type="currency">
            <text:p>$0.29</text:p>
          </table:table-cell>
          <table:table-cell table:style-name="ce12" table:formula="of:=[.B63]*[.H63]" office:value-type="currency" office:currency="USD" office:value="0.29" calcext:value-type="currency">
            <text:p>$0.29</text:p>
          </table:table-cell>
          <table:table-cell table:style-name="ce1" office:value-type="string" calcext:value-type="string">
            <text:p>https://www.digikey.com/en/products/detail/abracon-llc/ABLS2-12-000MHZ-D4Y-T/200123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MS384-10C</text:p>
          </table:table-cell>
          <table:table-cell table:style-name="ce12" office:value-type="currency" office:currency="USD" office:value="1.73" calcext:value-type="currency">
            <text:p>$1.73</text:p>
          </table:table-cell>
          <table:table-cell table:style-name="ce12" table:formula="of:=[.B66]*[.H66]" office:value-type="currency" office:currency="USD" office:value="1.73" calcext:value-type="currency">
            <text:p>$1.73</text:p>
          </table:table-cell>
          <table:table-cell table:style-name="ce1" office:value-type="string" calcext:value-type="string">
            <text:p>https://www.digikey.com/en/products/detail/masach-tech-ltd/MS384-10C/120845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08KR08KR26E102A</text:p>
          </table:table-cell>
          <table:table-cell office:value-type="float" office:value="1.34" calcext:value-type="float">
            <text:p>1.34</text:p>
          </table:table-cell>
          <table:table-cell table:style-name="ce12" table:formula="of:=[.B67]*[.H67]" office:value-type="currency" office:currency="USD" office:value="1.34" calcext:value-type="currency">
            <text:p>$1.34</text:p>
          </table:table-cell>
          <table:table-cell office:value-type="string" calcext:value-type="string">
            <text:p>https://www.digikey.com/en/products/detail/jst-sales-america-inc/A08KR08KR26E102A/992095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02KR02KR26E305B</text:p>
          </table:table-cell>
          <table:table-cell office:value-type="float" office:value="1.09" calcext:value-type="float">
            <text:p>1.09</text:p>
          </table:table-cell>
          <table:table-cell table:style-name="ce12" table:formula="of:=[.B68]*[.H68]" office:value-type="currency" office:currency="USD" office:value="1.09" calcext:value-type="currency">
            <text:p>$1.09</text:p>
          </table:table-cell>
          <table:table-cell office:value-type="string" calcext:value-type="string">
            <text:p>https://www.digikey.com/en/products/detail/jst-sales-america-inc/A02KR02KR26E305B/619480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2:.I70])" office:value-type="float" office:value="108.36" calcext:value-type="float">
            <text:p>108.36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date-style style:name="N161">
      <number:month/>
      <number:text>/</number:text>
      <number:day/>
      <number:text>/</number:text>
      <number:year number:style="long"/>
    </number:date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/>
      <number:text>-</number:text>
      <number:month number:textual="true"/>
    </number:date-style>
    <number:date-style style:name="N164">
      <number:month number:textual="true"/>
      <number:text>-</number:text>
      <number:year/>
    </number:date-style>
    <number:time-style style:name="N165">
      <number:hours/>
      <number:text>:</number:text>
      <number:minutes number:style="long"/>
      <number:text> </number:text>
      <number:am-pm/>
    </number:tim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7">
      <number:hours/>
      <number:text>:</number:text>
      <number:minutes number:style="long"/>
    </number:time-style>
    <number:time-style style:name="N168">
      <number:hours/>
      <number:text>:</number:text>
      <number:minutes number:style="long"/>
      <number:text>:</number:text>
      <number:seconds number:style="long"/>
    </number:time-style>
    <number:date-style style:name="N16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text>$</number:text>
      <number:number number:decimal-places="2" number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ounder" style:display-name="PageStyle_soun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2T12:58:40.406000000</meta:creation-date>
    <dc:date>2025-05-15T11:05:59.794000000</dc:date>
    <meta:editing-duration>PT1H42M5S</meta:editing-duration>
    <meta:editing-cycles>10</meta:editing-cycles>
    <meta:generator>LibreOffice/7.1.4.2$Windows_X86_64 LibreOffice_project/a529a4fab45b75fefc5b6226684193eb000654f6</meta:generator>
    <meta:document-statistic meta:table-count="1" meta:cell-count="530" meta:object-count="0"/>
  </office:meta>
</office:document-meta>
</file>